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Radio.JLabeledRad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LabeledRadio.getComponen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LabeledRadio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Radio.setItems( String [ ]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LabeledRadio.setLabel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.JLabeledRadio( String label , String [ ] items , String selected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LabeledRadio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.set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LabeledRadio.add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Radio.init( String [ ] items , String selec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LabeledRadio.JLabeledRadio( String label , String [ ]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